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A40000004B9E608CD8F1D8CC5A.jpg" manifest:media-type="image/jpeg"/>
  <manifest:file-entry manifest:full-path="Pictures/1000000000001A8800000143B2F1C0BC452318DB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utiger LT 45 Light" svg:font-family="'Frutiger LT 45 Light'" style:font-family-generic="swiss" style:font-pitch="variable"/>
    <style:font-face style:name="Futura Md BT" svg:font-family="'Futura Md BT', 'Lucida Sans Unicode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963cm" fo:margin-left="-0.199cm" table:align="left" style:writing-mode="lr-tb"/>
    </style:style>
    <style:style style:name="Tabelle1.A" style:family="table-column">
      <style:table-column-properties style:column-width="4.191cm"/>
    </style:style>
    <style:style style:name="Tabelle1.B" style:family="table-column">
      <style:table-column-properties style:column-width="10.001cm"/>
    </style:style>
    <style:style style:name="Tabelle1.C" style:family="table-column">
      <style:table-column-properties style:column-width="5.752cm"/>
    </style:style>
    <style:style style:name="Tabelle1.D" style:family="table-column">
      <style:table-column-properties style:column-width="7.019cm"/>
    </style:style>
    <style:style style:name="Tabelle1.1" style:family="table-row">
      <style:table-row-properties style:min-row-height="1.602cm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1.282cm" fo:keep-together="auto"/>
    </style:style>
    <style:style style:name="Tabelle1.3" style:family="table-row">
      <style:table-row-properties style:min-row-height="1.236cm" fo:keep-together="auto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Frutiger LT 45 Light" fo:font-size="12pt" fo:font-weight="bold" style:font-size-asian="12pt" style:font-weight-asian="bold" style:font-name-complex="Frutiger LT 45 Light"/>
    </style:style>
    <style:style style:name="P3" style:family="paragraph" style:parent-style-name="Standard">
      <style:paragraph-properties fo:line-height="150%" style:snap-to-layout-grid="false"/>
      <style:text-properties style:font-name="Frutiger LT 45 Light" fo:font-size="12pt" fo:font-weight="bold" style:font-size-asian="12pt" style:font-weight-asian="bold" style:font-name-complex="Frutiger LT 45 Light"/>
    </style:style>
    <style:style style:name="P4" style:family="paragraph" style:parent-style-name="Standard">
      <style:paragraph-properties fo:line-height="150%"/>
      <style:text-properties fo:color="#92d050" style:font-name="Frutiger LT 45 Light" fo:font-size="12pt" fo:font-weight="bold" style:font-size-asian="12pt" style:font-weight-asian="bold" style:font-name-complex="Frutiger LT 45 Light"/>
    </style:style>
    <style:style style:name="P5" style:family="paragraph" style:parent-style-name="Standard">
      <style:paragraph-properties fo:line-height="150%"/>
      <style:text-properties fo:color="#808080" style:font-name="Frutiger LT 45 Light" fo:font-size="12pt" fo:font-weight="bold" style:font-size-asian="12pt" style:font-weight-asian="bold" style:font-name-complex="Frutiger LT 45 Light"/>
    </style:style>
    <style:style style:name="P6" style:family="paragraph" style:parent-style-name="Standard">
      <style:paragraph-properties fo:line-height="150%" style:snap-to-layout-grid="false"/>
      <style:text-properties fo:color="#808080" style:font-name="Frutiger LT 45 Light" fo:font-size="12pt" fo:font-weight="bold" style:font-size-asian="12pt" style:font-weight-asian="bold" style:font-name-complex="Frutiger LT 45 Light"/>
    </style:style>
    <style:style style:name="P7" style:family="paragraph" style:parent-style-name="Standard">
      <style:paragraph-properties fo:line-height="150%" style:snap-to-layout-grid="false"/>
      <style:text-properties fo:color="#808080" style:font-name="Frutiger LT 45 Light" fo:font-size="12pt" fo:font-weight="bold" officeooo:rsid="000a06cf" officeooo:paragraph-rsid="000a06cf" style:font-size-asian="12pt" style:font-weight-asian="bold" style:font-name-complex="Frutiger LT 45 Light"/>
    </style:style>
    <style:style style:name="P8" style:family="paragraph" style:parent-style-name="Standard">
      <style:paragraph-properties fo:line-height="150%"/>
      <style:text-properties fo:color="#808080" style:font-name="Frutiger LT 45 Light" fo:font-size="10pt" fo:font-style="italic" style:font-size-asian="10pt" style:font-style-asian="italic" style:font-name-complex="Frutiger LT 45 Light" style:font-size-complex="10pt"/>
    </style:style>
    <style:style style:name="P9" style:family="paragraph" style:parent-style-name="Standard" style:master-page-name="Standard">
      <style:paragraph-properties fo:line-height="150%" style:page-number="auto"/>
      <style:text-properties fo:color="#92d050" style:font-name="Frutiger LT 45 Light" fo:font-size="14pt" fo:font-weight="bold" style:font-size-asian="14pt" style:font-weight-asian="bold" style:font-name-complex="Frutiger LT 45 Light" style:font-size-complex="14pt"/>
    </style:style>
    <style:style style:name="P10" style:family="paragraph" style:parent-style-name="Footer">
      <style:paragraph-properties>
        <style:tab-stops>
          <style:tab-stop style:position="8.251cm"/>
          <style:tab-stop style:position="16.753cm" style:type="right"/>
        </style:tab-stops>
      </style:paragraph-properties>
      <style:text-properties style:font-name="Calibri" fo:font-size="8pt" fo:language="de" fo:country="CH" style:font-size-asian="8pt" style:language-asian="de" style:country-asian="CH" style:font-name-complex="Calibri"/>
    </style:style>
    <style:style style:name="P11" style:family="paragraph" style:parent-style-name="Header">
      <style:text-properties fo:language="de" fo:country="CH" style:language-asian="de" style:country-asian="CH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4pt"/>
    </style:style>
    <style:style style:name="T3" style:family="text">
      <style:text-properties fo:color="#808080" style:font-name="Frutiger LT 45 Light" fo:font-size="12pt" fo:font-weight="bold" style:font-size-asian="12pt" style:font-weight-asian="bold" style:font-name-complex="Frutiger LT 45 Light"/>
    </style:style>
    <style:style style:name="T4" style:family="text">
      <style:text-properties fo:color="#808080" style:font-name="Frutiger LT 45 Light" fo:font-size="10pt" fo:font-style="italic" style:font-size-asian="10pt" style:font-style-asian="italic" style:font-name-complex="Frutiger LT 45 Light" style:font-size-complex="10pt"/>
    </style:style>
    <style:style style:name="T5" style:family="text">
      <style:text-properties fo:font-style="italic" style:font-style-asian="italic" style:font-size-complex="10pt"/>
    </style:style>
    <style:style style:name="T6" style:family="text">
      <style:text-properties officeooo:rsid="000a06c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ewerbungsbemühungen</text:p>
      <text:p text:style-name="P4">Name / Vorname: <text:span text:style-name="T6">Tachezy Mirko</text:span> <text:s text:c="9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5">Wann?</text:p>
            <text:p text:style-name="P8">(Datum der Bewerbung?)</text:p>
          </table:table-cell>
          <table:table-cell table:style-name="Tabelle1.A1" office:value-type="string">
            <text:p text:style-name="P5">Wo? </text:p>
            <text:p text:style-name="P8">(Name, Ort <text:s/>Arbeitgeber?)</text:p>
          </table:table-cell>
          <table:table-cell table:style-name="Tabelle1.A1" office:value-type="string">
            <text:p text:style-name="P5">Wie?</text:p>
            <text:p text:style-name="P8">(schriftlich, persönlich, telefonisch?)</text:p>
          </table:table-cell>
          <table:table-cell table:style-name="Tabelle1.D1" office:value-type="string">
            <text:p text:style-name="P1"><text:span text:style-name="T3">Antwort?</text:span><text:span text:style-name="T4"> </text:span></text:p>
            <text:p text:style-name="P8">(Vorstellungsgespräch, Absage?)</text:p>
          </table:table-cell>
        </table:table-row>
        <table:table-row table:style-name="Tabelle1.2"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3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3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  <text:p text:style-name="P2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ext:soft-page-break/>
        <table:table-row table:style-name="Tabelle1.1">
          <table:table-cell table:style-name="Tabelle1.A1" office:value-type="string">
            <text:p text:style-name="P5">Wann?</text:p>
            <text:p text:style-name="P8">(Datum der Bewerbung?)</text:p>
          </table:table-cell>
          <table:table-cell table:style-name="Tabelle1.A1" office:value-type="string">
            <text:p text:style-name="P5">Wo? </text:p>
            <text:p text:style-name="P8">(Name, Ort <text:s/>Arbeitgeber?)</text:p>
          </table:table-cell>
          <table:table-cell table:style-name="Tabelle1.A1" office:value-type="string">
            <text:p text:style-name="P5">Wie?</text:p>
            <text:p text:style-name="P8">(schriftlich, persönlich, telefonisch?)</text:p>
          </table:table-cell>
          <table:table-cell table:style-name="Tabelle1.D1" office:value-type="string">
            <text:p text:style-name="P1"><text:span text:style-name="T3">Antwort?</text:span><text:span text:style-name="T4"> </text:span></text:p>
            <text:p text:style-name="P8">(Vorstellungsgespräch, Absage?)</text:p>
          </table:table-cell>
        </table:table-row>
        <table:table-row table:style-name="Tabelle1.2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3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3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  <text:p text:style-name="P2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  <table:table-row table:style-name="Tabelle1.2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D1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utiger LT 45 Light" svg:font-family="'Frutiger LT 45 Light'" style:font-family-generic="swiss" style:font-pitch="variable"/>
    <style:font-face style:name="Futura Md BT" svg:font-family="'Futura Md BT', 'Lucida Sans Unicode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CH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de" fo:country="CH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Black" fo:font-family="'Arial Black'" style:font-family-generic="swiss" style:font-pitch="variable" fo:font-size="14pt" style:font-size-asian="14pt" style:font-name-complex="Times New Roman" style:font-family-complex="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212cm" loext:contextual-spacing="false" fo:text-align="justify" style:justify-single-word="false" fo:text-indent="-1cm" style:auto-text-indent="false" fo:keep-with-next="always"/>
      <style:text-properties fo:font-variant="small-caps" fo:font-size="14pt" fo:letter-spacing="0.035cm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loext:contextual-spacing="false"/>
      <style:text-properties fo:font-variant="small-caps" fo:color="#336699" style:font-name="Calibri" fo:font-family="Calibri" style:font-family-generic="swiss" style:font-pitch="variable" fo:font-size="12pt" fo:font-weight="bold" style:font-size-asian="12pt" style:font-weight-asian="bold" style:font-name-complex="Calibri" style:font-family-complex="Calibri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212cm" loext:contextual-spacing="false" fo:keep-with-next="always"/>
      <style:text-properties fo:font-variant="small-caps" fo:letter-spacing="0.035cm" fo:font-weight="bold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variant="small-caps" fo:font-size="16pt" fo:letter-spacing="0.053cm" fo:font-weight="bold" style:font-size-asian="16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.423cm" loext:contextual-spacing="false" fo:text-align="end" style:justify-single-word="false" fo:keep-with-next="always"/>
      <style:text-properties fo:color="#ff6600" fo:font-size="22pt" fo:letter-spacing="0.071cm" fo:font-weight="bold" style:font-size-asian="22pt" style:font-weight-asian="bold" style:font-weight-complex="bold"/>
    </style:style>
    <style:style style:name="Formatvorlage1_20_NDS_20_Einleitung" style:display-name="Formatvorlage1 NDS Einleitung" style:family="paragraph" style:parent-style-name="Heading_20_1" style:default-outline-level="" style:list-style-name="WW8Num38">
      <style:paragraph-properties fo:margin-top="0.423cm" fo:margin-bottom="0.423cm" loext:contextual-spacing="false" fo:text-align="start" style:justify-single-word="false" fo:break-before="page"/>
      <style:text-properties style:letter-kerning="true" style:font-size-complex="16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loext:contextual-spacing="false" fo:text-indent="0cm" style:auto-text-indent="false"/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212cm" fo:margin-bottom="0cm" loext:contextual-spacing="false" fo:text-indent="0cm" style:auto-text-indent="false"/>
      <style:text-properties fo:font-variant="small-caps" fo:language="de" fo:country="CH" fo:font-weight="bold" style:language-asian="de" style:country-asian="CH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2cm" fo:margin-right="0cm" fo:margin-top="0cm" fo:margin-bottom="0.106cm" loext:contextual-spacing="false" fo:text-indent="-0.75cm" style:auto-text-indent="false"/>
      <style:text-properties fo:language="de" fo:country="CH" style:language-asian="de" style:country-asian="CH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extkörper-Einzug_20_2" style:display-name="Textkörper-Einzug 2" style:family="paragraph" style:parent-style-name="Standard">
      <style:paragraph-properties fo:margin-left="0.751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AX_20_Absatzüberschrift" style:display-name="PAX Absatzüberschrift" style:family="paragraph" style:parent-style-name="Standard">
      <style:text-properties style:font-name="Futura Md BT" fo:font-family="'Futura Md BT', 'Lucida Sans Unicode'" style:font-family-generic="swiss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PAX_20_Titel" style:display-name="PAX Titel" style:family="paragraph" style:parent-style-name="Standard">
      <style:text-properties style:font-name="Futura Md BT" fo:font-family="'Futura Md BT', 'Lucida Sans Unicode'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körper_20_2" style:display-name="Textkörper 2" style:family="paragraph" style:parent-style-name="Standard">
      <style:text-properties fo:font-size="9pt" fo:font-weight="bold" style:font-size-asian="9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rojektauftrag_20_-_20_Überschrift_20_2" style:display-name="Projektauftrag - Überschrift 2" style:family="paragraph" style:parent-style-name="Standard">
      <style:paragraph-properties fo:margin-top="0.212cm" fo:margin-bottom="0.106cm" loext:contextual-spacing="false"/>
      <style:text-properties fo:font-variant="small-caps" fo:font-size="14pt" fo:letter-spacing="0.035cm" fo:font-weight="bold" style:font-size-asian="14pt" style:font-weight-asian="bold" style:font-size-complex="14pt"/>
    </style:style>
    <style:style style:name="Textkörper_20_3" style:display-name="Textkörper 3" style:family="paragraph" style:parent-style-name="Standard">
      <style:paragraph-properties fo:margin-top="0.071cm" fo:margin-bottom="0.071cm" loext:contextual-spacing="false"/>
      <style:text-properties fo:font-size="8pt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ubtitle" style:family="paragraph" style:parent-style-name="Standard" style:next-style-name="Text_20_body" style:class="chapter">
      <style:paragraph-properties fo:margin-top="0cm" fo:margin-bottom="0.212cm" loext:contextual-spacing="false" fo:text-align="center" style:justify-single-word="false"/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PM_5f_Standard" style:display-name="PM_Standard" style:family="paragraph" style:parent-style-name="Standard">
      <style:paragraph-properties fo:margin-top="0.212cm" fo:margin-bottom="0cm" loext:contextual-spacing="false"/>
      <style:text-properties fo:font-size="10pt" fo:language="de" fo:country="D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M_5f_Hauptüberschrift" style:display-name="PM_Hauptüberschrift" style:family="paragraph" style:parent-style-name="Standard" style:next-style-name="PM_5f_Standard">
      <style:paragraph-properties fo:margin-top="0.423cm" fo:margin-bottom="0cm" loext:contextual-spacing="false"/>
      <style:text-properties fo:color="#ff6600" fo:font-size="14pt" fo:language="de" fo:country="DE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tandard_20__28_Web_29_" style:display-name="Standard (Web)" style:family="paragraph" style:parent-style-name="Standard">
      <style:paragraph-properties fo:margin-top="0.494cm" fo:margin-bottom="0.494cm" loext:contextual-spacing="false"/>
      <style:text-properties fo:color="#000000" style:font-name="Verdana" fo:font-family="Verdana" style:font-family-generic="swiss" style:font-pitch="variable" fo:font-size="10pt" fo:language="de" fo:country="D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Textkörper-Einzug_20_3" style:display-name="Textkörper-Einzug 3" style:family="paragraph" style:parent-style-name="Standard">
      <style:paragraph-properties fo:margin-left="1cm" fo:margin-right="0cm" fo:margin-top="0cm" fo:margin-bottom="0.212cm" loext:contextual-spacing="false" fo:text-align="justify" style:justify-single-word="false" fo:text-indent="0cm" style:auto-text-indent="false"/>
    </style:style>
    <style:style style:name="PM_5f_Titel" style:display-name="PM_Titel" style:family="paragraph" style:parent-style-name="Standard" style:next-style-name="PM_5f_Autor" style:default-outline-level="1" style:list-style-name="">
      <style:paragraph-properties fo:margin-top="0cm" fo:margin-bottom="0.106cm" loext:contextual-spacing="false"/>
      <style:text-properties fo:font-size="18pt" fo:language="de" fo:country="DE" fo:font-weight="bold" style:letter-kerning="true" style:font-size-asian="18pt" style:font-weight-asian="bold" style:font-size-complex="16pt" style:font-weight-complex="bold"/>
    </style:style>
    <style:style style:name="PM_5f_Autor" style:display-name="PM_Autor" style:family="paragraph" style:parent-style-name="PM_5f_Standard" style:next-style-name="PM_5f_Standard">
      <style:paragraph-properties fo:margin-top="0.212cm" fo:margin-bottom="0.423cm" loext:contextual-spacing="false"/>
      <style:text-properties fo:font-size="12pt" style:font-size-asian="12pt" style:font-style-complex="italic"/>
    </style:style>
    <style:style style:name="Listenabsatz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Frutiger LT 45 Light" fo:font-family="'Frutiger LT 45 Light'" style:font-family-generic="swiss" style:font-pitch="variable" fo:font-size="12pt" fo:language="de" fo:country="CH" style:font-name-asian="Times New Roman" style:font-family-asian="'Times New Roman'" style:font-family-generic-asian="roman" style:font-pitch-asian="variable" style:font-size-asian="12pt" style:font-name-complex="Frutiger LT 45 Light" style:font-family-complex="'Frutiger LT 45 Light'" style:font-family-generic-complex="swiss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808080" style:font-name="Wingdings 3" fo:font-family="'Wingdings 3'" style:font-family-generic="roman" style:font-pitch="variable" style:font-charset="x-symbol" fo:font-size="11pt" style:font-size-asian="11pt" style:font-name-complex="Wingdings 3" style:font-family-complex="'Wingdings 3'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Wingdings 3" fo:font-family="'Wingdings 3'" style:font-family-generic="roman" style:font-pitch="variable" style:font-charset="x-symbol" fo:font-size="11pt" style:font-size-asian="11pt" style:font-name-complex="Wingdings 3" style:font-family-complex="'Wingdings 3'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Wingdings 3" style:font-family-complex="'Wingdings 3'" style:font-family-generic-complex="roman" style:font-pitch-complex="variable" style:font-charset-complex="x-symbol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color="#808080" style:font-name="Wingdings 3" fo:font-family="'Wingdings 3'" style:font-family-generic="roman" style:font-pitch="variable" style:font-charset="x-symbol" fo:font-size="11pt" style:font-size-asian="11pt" style:font-name-complex="Wingdings 3" style:font-family-complex="'Wingdings 3'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fo:color="#336699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Wingdings 3" style:font-family-complex="'Wingdings 3'" style:font-family-generic-complex="roman" style:font-pitch-complex="variable" style:font-charset-complex="x-symbol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Frutiger LT 45 Light" fo:font-family="'Frutiger LT 45 Light'" style:font-family-generic="swiss" style:font-pitch="variable" style:font-name-asian="Times New Roman" style:font-family-asian="'Times New Roman'" style:font-family-generic-asian="roman" style:font-pitch-asian="variable" style:font-name-complex="ArialMT" style:font-family-complex="ArialMT" style:font-family-generic-complex="swiss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fo:color="#808080" style:font-name="Wingdings 3" fo:font-family="'Wingdings 3'" style:font-family-generic="roman" style:font-pitch="variable" style:font-charset="x-symbol" fo:font-size="11pt" style:font-size-asian="11pt" style:font-name-complex="Wingdings 3" style:font-family-complex="'Wingdings 3'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Wingdings 3" style:font-family-complex="'Wingdings 3'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Absatz-Standardschriftart" style:family="tex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Absatz-Standardschriftar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tzhaltertext" style:family="text">
      <style:text-properties fo:color="#80808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8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8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56cm" fo:text-indent="-1.251cm" fo:margin-left="3.15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56cm" fo:text-indent="-1.251cm" fo:margin-left="3.15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56cm" fo:text-indent="-1.251cm" fo:margin-left="3.15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">
        <style:list-level-properties text:list-level-position-and-space-mode="label-alignment">
          <style:list-level-label-alignment text:label-followed-by="listtab" text:list-tab-stop-position="3.156cm" fo:text-indent="-1.251cm" fo:margin-left="3.156cm"/>
        </style:list-level-properties>
        <style:text-properties style:font-name="Wingdings 3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">
        <style:list-level-properties text:list-level-position-and-space-mode="label-alignment">
          <style:list-level-label-alignment text:label-followed-by="listtab" text:list-tab-stop-position="3.156cm" fo:text-indent="-1.251cm" fo:margin-left="3.156cm"/>
        </style:list-level-properties>
        <style:text-properties style:font-name="Wingdings 3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">
        <style:list-level-properties text:list-level-position-and-space-mode="label-alignment">
          <style:list-level-label-alignment text:label-followed-by="listtab" text:list-tab-stop-position="3.156cm" fo:text-indent="-1.251cm" fo:margin-left="3.156cm"/>
        </style:list-level-properties>
        <style:text-properties style:font-name="Symbol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">
        <style:list-level-properties text:list-level-position-and-space-mode="label-alignment">
          <style:list-level-label-alignment text:label-followed-by="listtab" text:list-tab-stop-position="3.156cm" fo:text-indent="-1.251cm" fo:margin-left="3.156cm"/>
        </style:list-level-properties>
        <style:text-properties style:font-name="Wingdings 3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156cm" fo:text-indent="-1.251cm" fo:margin-left="3.156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156cm" fo:text-indent="-1.251cm" fo:margin-left="3.156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8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8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8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8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8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8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Frutiger LT 45 Light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">
        <style:list-level-properties text:list-level-position-and-space-mode="label-alignment">
          <style:list-level-label-alignment text:label-followed-by="listtab" text:list-tab-stop-position="3.156cm" fo:text-indent="-1.251cm" fo:margin-left="3.156cm"/>
        </style:list-level-properties>
        <style:text-properties style:font-name="Wingdings 3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A" style:num-format="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text:style-name="WW8Num38z1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de" fo:country="CH" style:language-asian="de" style:country-asian="CH"/>
    </style:style>
    <style:style style:name="MP2" style:family="paragraph" style:parent-style-name="Footer">
      <style:paragraph-properties>
        <style:tab-stops>
          <style:tab-stop style:position="8.251cm"/>
          <style:tab-stop style:position="16.753cm" style:type="right"/>
        </style:tab-stops>
      </style:paragraph-properties>
      <style:text-properties style:font-name="Calibri" fo:font-size="8pt" fo:language="de" fo:country="CH" style:font-size-asian="8pt" style:language-asian="de" style:country-asian="CH" style:font-name-complex="Calibri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1cm" fo:margin-bottom="1.251cm" fo:margin-left="2cm" fo:margin-right="3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bottom="0.152cm" style:dynamic-spacing="true"/>
      </style:header-style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 2" text:anchor-type="as-char" svg:width="8.442cm" svg:height="0.933cm" draw:z-index="3"><draw:image xlink:href="Pictures/10000000000002A40000004B9E608CD8F1D8CC5A.jpg" xlink:type="simple" xlink:show="embed" xlink:actuate="onLoad"/></draw:frame></text:p>
      </style:header>
      <style:footer>
        <text:p text:style-name="MP2"><draw:frame draw:style-name="Mfr1" draw:name="Grafik 3" text:anchor-type="as-char" svg:width="15.584cm" svg:height="0.737cm" draw:z-index="1"><draw:image xlink:href="Pictures/1000000000001A8800000143B2F1C0BC452318DB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R STECKBRIEF</dc:title>
    <meta:initial-creator>Fabian Werren</meta:initial-creator>
    <meta:creation-date>2017-04-21T10:02:00</meta:creation-date>
    <dc:date>2018-02-09T12:25:24.355000000</dc:date>
    <meta:print-date>2016-08-22T11:27:00</meta:print-date>
    <meta:editing-cycles>3</meta:editing-cycles>
    <meta:editing-duration>PT1M5S</meta:editing-duration>
    <meta:document-statistic meta:table-count="1" meta:image-count="2" meta:object-count="0" meta:page-count="2" meta:paragraph-count="20" meta:word-count="36" meta:character-count="337" meta:non-whitespace-character-count="303"/>
    <meta:generator>LibreOffice/5.1.6.2$Windows_x86 LibreOffice_project/07ac168c60a517dba0f0d7bc7540f5afa45f0909</meta:generator>
  </office:meta>
</office:document-meta>
</file>